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P5" style:family="paragraph" style:parent-style-name="Text_20_body">
      <style:text-properties fo:language="ru" fo:country="RU" fo:font-weight="bold" officeooo:rsid="00145bc3" officeooo:paragraph-rsid="00145bc3" style:font-weight-asian="bold" style:font-weight-complex="bold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>
      <style:text-properties fo:font-size="16pt" fo:language="ru" fo:country="RU" fo:font-weight="bold" officeooo:rsid="00145bc3" officeooo:paragraph-rsid="00145bc3" style:font-size-asian="16pt" style:font-weight-asian="bold" style:font-size-complex="16pt" style:font-weight-complex="bold"/>
    </style:style>
    <style:style style:name="P15" style:family="paragraph" style:parent-style-name="Text_20_body">
      <style:text-properties fo:font-size="16pt" fo:font-weight="bold" officeooo:rsid="00145bc3" officeooo:paragraph-rsid="00145bc3" style:font-size-asian="16pt" style:font-weight-asian="bold" style:font-size-complex="16pt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P20" style:family="paragraph" style:parent-style-name="Text_20_body" style:list-style-name="L6">
      <style:paragraph-properties fo:margin-top="0cm" fo:margin-bottom="0cm" loext:contextual-spacing="false"/>
    </style:style>
    <style:style style:name="P21" style:family="paragraph" style:parent-style-name="Text_20_body" style:list-style-name="L7">
      <style:paragraph-properties fo:margin-top="0cm" fo:margin-bottom="0cm" loext:contextual-spacing="false"/>
    </style:style>
    <style:style style:name="P22" style:family="paragraph" style:parent-style-name="Text_20_body" style:list-style-name="L8">
      <style:paragraph-properties fo:margin-top="0cm" fo:margin-bottom="0cm" loext:contextual-spacing="false"/>
    </style:style>
    <style:style style:name="P23" style:family="paragraph" style:parent-style-name="Text_20_body" style:list-style-name="L9">
      <style:paragraph-properties fo:margin-top="0cm" fo:margin-bottom="0cm" loext:contextual-spacing="false"/>
    </style:style>
    <style:style style:name="P24" style:family="paragraph" style:parent-style-name="Text_20_body" style:list-style-name="L10">
      <style:paragraph-properties fo:margin-top="0cm" fo:margin-bottom="0cm" loext:contextual-spacing="false"/>
    </style:style>
    <style:style style:name="P25" style:family="paragraph" style:parent-style-name="Standard">
      <style:text-properties fo:language="en" fo:country="US" fo:font-weight="bold" officeooo:rsid="00145bc3" officeooo:paragraph-rsid="00145bc3" style:font-weight-asian="bold" style:font-weight-complex="bold"/>
    </style:style>
    <style:style style:name="P26" style:family="paragraph" style:parent-style-name="Standard">
      <style:text-properties fo:language="ru" fo:country="RU" fo:font-weight="bold" officeooo:rsid="00145bc3" officeooo:paragraph-rsid="00145bc3" style:font-weight-asian="bold" style:font-weight-complex="bold"/>
    </style:style>
    <style:style style:name="P27" style:family="paragraph" style:parent-style-name="Standard">
      <style:text-properties fo:font-size="16pt" fo:language="ru" fo:country="RU" fo:font-weight="bold" officeooo:rsid="00145bc3" officeooo:paragraph-rsid="00145bc3" style:font-size-asian="16pt" style:font-weight-asian="bold" style:font-size-complex="16pt" style:font-weight-complex="bold"/>
    </style:style>
    <style:style style:name="P28" style:family="paragraph" style:parent-style-name="Heading_20_4">
      <style:text-properties fo:font-weight="bold"/>
    </style:style>
    <style:style style:name="P29" style:family="paragraph" style:parent-style-name="Heading_20_5">
      <style:text-properties fo:language="en" fo:country="US" fo:font-weight="bold" officeooo:rsid="00145bc3" officeooo:paragraph-rsid="00145bc3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очему вводится платная парковка</text:p>
      <text:p text:style-name="P5">Цель реализации проекта</text:p>
      <text:p text:style-name="Text_20_body">Проект «Парковочное пространство Твери» реализуется в целях обеспечения комфортного передвижения пешеходов, общественного транспортаи автомобилей  путем упорядочения парковкитранспортных средств в центральной части города Твери.</text:p>
      <text:p text:style-name="P1">Основные задачи проекта:</text:p>
      <text:list xml:id="list6137217197148434947" text:style-name="L10">
        <text:list-item>
          <text:p text:style-name="P24">создание рациональной системы размещения парковочных мест;</text:p>
        </text:list-item>
        <text:list-item>
          <text:p text:style-name="P24">снижение количества нарушений правил парковки на улично-дорожной сети;</text:p>
        </text:list-item>
        <text:list-item>
          <text:p text:style-name="P24">повышение пропускной способности улично-дорожной сети в Центральной части города;</text:p>
        </text:list-item>
        <text:list-item>
          <text:p text:style-name="P13">сокращение потоков личного автотранспорта, въезжающего в пределы платной зоны и стимулирование использования альтернативных видов транспорта.</text:p>
        </text:list-item>
      </text:list>
      <text:p text:style-name="Text_20_body"/>
      <text:p text:style-name="P15">Куда идут деньги</text:p>
      <text:p text:style-name="Text_20_body">Доходы от предоставления  на платной основе парковок (парковочныхмест), расположенных на автомобильных дорогах общего пользования местногоназначения, относящиеся к собственности муниципального образования "городТверь", поступают в бюджет города.</text:p>
      <text:p text:style-name="P26"/>
      <text:p text:style-name="P26"/>
      <text:p text:style-name="P27">Способы оплаты</text:p>
      <text:p text:style-name="P26"/>
      <text:p text:style-name="P26">СМС</text:p>
      <text:p text:style-name="P5">C помощью СМС-сообщения можно выполнить следующие действия:</text:p>
      <text:h text:style-name="P28" text:outline-level="4">1. Оплата парковки</text:h>
      <text:p text:style-name="Text_20_body">Для оплаты нужно отправить СМС на четырехзначный номер 3116 с текстом: р69*номер_зоны*номер_автомобиля_с_указанием_региона*кол-во_часов (Пример оплаты на 2 часа: р69*100*А123AA69*2).</text:p>
      <text:h text:style-name="P28" text:outline-level="4">2. Продление парковки</text:h>
      <text:p text:style-name="Text_20_body">Для продления парковки нужно отправить СМС на четырехзначный номер 3116 с текстом: р69*x*количество_часов (пример: продления на 3 часа: р69*х*3).</text:p>
      <text:h text:style-name="P28" text:outline-level="4">3. Остановка парковки</text:h>
      <text:p text:style-name="Text_20_body">Для досрочной остановки парковки нужно отправить СМС на четырехзначный номер 3116 с текстом: р69*с</text:p>
      <text:p text:style-name="Text_20_body"/>
      <text:p text:style-name="Text_20_body">Сумма за неиспользованное время парковки возвращается на ваш виртуальный парковочный счет и может быть использована для оплаты следующих парковочных сессий.</text:p>
      <text:list xml:id="list7055508394095837534" text:style-name="L2">
        <text:list-item>
          <text:p text:style-name="P17"><text:soft-page-break/>Для того чтобы оплата парковки с помощью мобильного телефона прошла успешно, необходимо подтвердить запрос от вашего сотового оператора на списание средств.</text:p>
        </text:list-item>
        <text:list-item>
          <text:p text:style-name="P17">Как только осуществилась первая оплата парковки, у пользователя автоматически появляется виртуальный парковочный счет. </text:p>
        </text:list-item>
        <text:list-item>
          <text:p text:style-name="P3">Средства на оплату парковки списываются с мобильного счета и резервируются на парковочном счете.</text:p>
        </text:list-item>
      </text:list>
      <text:p text:style-name="Text_20_body"><text:span text:style-name="T1">Внимание!</text:span> При получении запроса на подтверждение платежа, следуйте инструкции в СМС-сообщении. Обязательно дождитесь СМС-отчет о выполненной услуге.</text:p>
      <text:p text:style-name="P4">Комиссия с абонента за оплату парковки со счёта мобильного оператора - 10%.</text:p>
      <text:p text:style-name="P1">У сотовых операторов есть ограничения:</text:p>
      <text:p text:style-name="P26"/>
      <text:p text:style-name="P26">Паркомат</text:p>
      <text:p text:style-name="P5">Для того, чтобы оплатить парковку с помощью паркомата необходимо выполнить следующие действия:</text:p>
      <text:list xml:id="list8933143933796105404" text:style-name="L3">
        <text:list-item>
          <text:p text:style-name="P18">в главном меню паркомата выбрать пункт «Оплата парковки»;</text:p>
        </text:list-item>
        <text:list-item>
          <text:p text:style-name="P18">подтвердить номер парковочной зоны;</text:p>
        </text:list-item>
        <text:list-item>
          <text:p text:style-name="P18">ввести регистрационный номер автомобиля с кодом региона (например, А123АА69);</text:p>
        </text:list-item>
        <text:list-item>
          <text:p text:style-name="P18">указать продолжительность парковки;</text:p>
        </text:list-item>
        <text:list-item>
          <text:p text:style-name="P6">произвести оплату с помощью банковской карты.</text:p>
        </text:list-item>
      </text:list>
      <text:list xml:id="list3493048819785690909" text:style-name="L4">
        <text:list-item>
          <text:p text:style-name="P7">Оплата с помощью банковской карты (международных платежных систем):</text:p>
        </text:list-item>
      </text:list>
      <text:list xml:id="list3344567474056592252" text:style-name="L5">
        <text:list-item>
          <text:p text:style-name="P19">вставьте или приложите банковскую карту в специальное устройство паркомата;</text:p>
        </text:list-item>
        <text:list-item>
          <text:p text:style-name="P19">введите пин-код;</text:p>
        </text:list-item>
        <text:list-item>
          <text:p text:style-name="P19">подтвердите оплату;</text:p>
        </text:list-item>
        <text:list-item>
          <text:p text:style-name="P8">заберите карту и сохраните чек.</text:p>
        </text:list-item>
      </text:list>
      <text:p text:style-name="Text_20_body">После оплаты с карты спишется сумма, равная стоимости указанного времени паркования.</text:p>
      <text:p text:style-name="P26"/>
      <text:p text:style-name="P26">Мобильное приложение</text:p>
      <text:p text:style-name="P5">Мобильное приложение «Парковки Твери» предназначено для поиска парковки и оплаты платных муниципальных парковок в г. Тверь. </text:p>
      <text:p text:style-name="Text_20_body">Его  можно бесплатно скачать с <text:a xlink:type="simple" xlink:href="https://itunes.apple.com/ru/app/parkovki-tveri/id1008593365?mt=8" office:target-frame-name="_blank" xlink:show="new" text:style-name="Internet_20_link" text:visited-style-name="Visited_20_Internet_20_Link">AppStore</text:a>, <text:a xlink:type="simple" xlink:href="https://play.google.com/store/apps/details?id=ru.tverparking" office:target-frame-name="_blank" xlink:show="new" text:style-name="Internet_20_link" text:visited-style-name="Visited_20_Internet_20_Link">Google Play</text:a> и <text:a xlink:type="simple" xlink:href="http://www.windowsphone.com/ru-ru/store/app/парковки-твери/caf73f38-e0a8-4578-9261-32f51d9ccc09" office:target-frame-name="_blank" xlink:show="new" text:style-name="Internet_20_link" text:visited-style-name="Visited_20_Internet_20_Link">MarketPlace</text:a> (для iOS, Android и Windows Phone). Так же можете сами ввести в поиске  название приложения "Парковки Твери".</text:p>
      <text:p text:style-name="Text_20_body">Приложение позволяет:</text:p>
      <text:list xml:id="list2325373184562521451" text:style-name="L6">
        <text:list-item>
          <text:p text:style-name="P20">находить парковки разных типов;</text:p>
        </text:list-item>
        <text:list-item>
          <text:p text:style-name="P20">получать дополнительную информацию о парковках (название, адрес, стоимость, вместимость, расположение на карте и др.);</text:p>
        </text:list-item>
        <text:list-item>
          <text:p text:style-name="P20">оплачивать парковку онлайн;</text:p>
        </text:list-item>
        <text:list-item>
          <text:p text:style-name="P20">преждевременно завершать парковочную сессию онлайн;</text:p>
        </text:list-item>
        <text:list-item>
          <text:p text:style-name="P20">продлевать парковочную сессию онлайн;</text:p>
        </text:list-item>
        <text:list-item>
          <text:p text:style-name="P20"><text:soft-page-break/>просматривать текущие парковки;</text:p>
        </text:list-item>
        <text:list-item>
          <text:p text:style-name="P20">просматривать историю платежей;</text:p>
        </text:list-item>
        <text:list-item>
          <text:p text:style-name="P20">просматривать историю ранее оплаченных ГРЗ;</text:p>
        </text:list-item>
        <text:list-item>
          <text:p text:style-name="P9">управлять парковочным счетом (просмотр текущего состояния, пополнение) и др.</text:p>
        </text:list-item>
      </text:list>
      <text:p text:style-name="Text_20_body">В случае остановки парковочной сессии не истраченные средства возвращаются вам на виртуальный парковочный счет. Их можно использовать для оплаты последующих парковок.</text:p>
      <text:p text:style-name="Text_20_body">Минимальная продолжительность при начале парковочной сессии с использованием мобильного приложения составляет 30 минут и с последующей тарификацией - 15 минут</text:p>
      <text:p text:style-name="P26"/>
      <text:p text:style-name="P26"/>
      <text:p text:style-name="P25">web-<text:span text:style-name="T2">портал</text:span></text:p>
      <text:h text:style-name="P29" text:outline-level="5"><text:span text:style-name="T2">Зарегистрируйтесь на сайте  </text:span><text:a xlink:type="simple" xlink:href="https://tverparking.ru/" office:target-frame-name="_blank" xlink:show="new" text:style-name="Internet_20_link" text:visited-style-name="Visited_20_Internet_20_Link">tverparking.ru</text:a><text:span text:style-name="T2"> в личном кабинете пользователя. После регистрации доступны следующие опции:</text:span></text:h>
      <text:list xml:id="list679841012754091699" text:style-name="L7">
        <text:list-item>
          <text:p text:style-name="P21">Пополнить парковочный счет</text:p>
        </text:list-item>
        <text:list-item>
          <text:p text:style-name="P21">Оплатить парковку</text:p>
        </text:list-item>
        <text:list-item>
          <text:p text:style-name="P21">Остановить парковку</text:p>
        </text:list-item>
        <text:list-item>
          <text:p text:style-name="P21">Продлить парковку</text:p>
        </text:list-item>
        <text:list-item>
          <text:p text:style-name="P21">Просмотреть историю операций</text:p>
        </text:list-item>
        <text:list-item>
          <text:p text:style-name="P10">Редактировать профиль</text:p>
        </text:list-item>
      </text:list>
      <text:p text:style-name="P25"><text:span text:style-name="T2"/></text:p>
      <text:p text:style-name="P25"><text:span text:style-name="T2"/></text:p>
      <text:p text:style-name="P26">Абонементы</text:p>
      <text:p text:style-name="P5">Пользователи платного парковочного пространства города Твери для оплаты парковки могут приобрести месячные или годовые абонементы.</text:p>
      <text:p text:style-name="Text_20_body">Стоимость абонемента для любого пользователя платного парковочного пространства за одно транспортное средство при условии оплаты стоимости абонемента разовым платежом составляет:</text:p>
      <text:list xml:id="list6165719296925109551" text:style-name="L8">
        <text:list-item>
          <text:p text:style-name="P22">1800 руб/мес;</text:p>
        </text:list-item>
        <text:list-item>
          <text:p text:style-name="P11">18000 руб/год.</text:p>
        </text:list-item>
      </text:list>
      <text:p text:style-name="Text_20_body">Стоимость абонемента для резидента* за одно транспортное средства при условии оплаты разовым платежом составляет:</text:p>
      <text:list xml:id="list2518554184337091614" text:style-name="L9">
        <text:list-item>
          <text:p text:style-name="P23">250 руб/мес;</text:p>
        </text:list-item>
        <text:list-item>
          <text:p text:style-name="P12">2000 руб/год.</text:p>
        </text:list-item>
      </text:list>
      <text:p text:style-name="P26"/>
      <text:p text:style-name="P26"/>
      <text:p text:style-name="P27">Льготы</text:p>
      <text:p text:style-name="Standard"/>
      <text:p text:style-name="Standard">Инвалиды, участники Великой Отечественной войны, бывшие несовершеннолетних узники концлагерей, гетто и других мест принудительного содержания, созданных фашистами и их союзниками в период Второй мировой войны, размещают транспортные средства на парковках (парковочных местах) бесплатно при условии внесения транспортных средств в соответствующий реестр. </text:p>
      <text:p text:style-name="P1"><text:soft-page-break/>Список документов для внесения в реестр парковочных разрешений инвалидов</text:p>
      <text:list xml:id="list1002864984780393593" text:style-name="L1">
        <text:list-item>
          <text:p text:style-name="P16">Заявление.</text:p>
        </text:list-item>
        <text:list-item>
          <text:p text:style-name="P16">Документ, удостоверяющий личность заявителя.</text:p>
        </text:list-item>
        <text:list-item>
          <text:p text:style-name="P16">Документ, подтверждающий регистрацию заявителя по месту жительства.</text:p>
        </text:list-item>
        <text:list-item>
          <text:p text:style-name="P16">Документ, удостоверяющий личность представителя заявителя, в случае обращения представителя заявителя.</text:p>
        </text:list-item>
        <text:list-item>
          <text:p text:style-name="P16">Документ, подтверждающий полномочия представителя заявителя, в случае обращения представителя заявителя.</text:p>
        </text:list-item>
        <text:list-item>
          <text:p text:style-name="P16">Справка об инвалидности.</text:p>
        </text:list-item>
        <text:list-item>
          <text:p text:style-name="P16">Паспорт транспортного средства либо свидетельство о регистрации транспортного средства.</text:p>
        </text:list-item>
        <text:list-item>
          <text:p text:style-name="P2">Документ, подтверждающий полномочия законного представителя инвалида (решение суда, акт органов опеки и попечительства об установлении опеки).</text:p>
        </text:list-item>
      </text:list>
      <text:p text:style-name="Text_20_body">Оригиналы и ксерокопии документов предоставляются инвалидом, или законным представителем инвалида в МБУ «Зеленстрой» по адресу город Тверь, улица 2-я Лукина, дом 7 «б» в рабочее дни с 8.00 до 17.00.</text:p>
      <text:p text:style-name="Text_20_body">Сведения вносятся в Реестр в течение 1 рабочего дня со дня их предоставления.</text:p>
      <text:p text:style-name="Text_20_body">В случае несоответствия сведений и подтверждающих документов требованиям настоящего Порядка МБУ «Зеленстрой» в течение 5 рабочих дней направляет заявителю отказ во включении транспортного средства в Реестр с указанием причин отказ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2:42.335000000</meta:creation-date>
    <dc:date>2016-02-24T10:22:13.738000000</dc:date>
    <meta:editing-duration>PT9M32S</meta:editing-duration>
    <meta:editing-cycles>1</meta:editing-cycles>
    <meta:document-statistic meta:table-count="0" meta:image-count="0" meta:object-count="0" meta:page-count="4" meta:paragraph-count="84" meta:word-count="802" meta:character-count="6334" meta:non-whitespace-character-count="5652"/>
    <meta:generator>LibreOffice/5.1.0.3$Windows_x86 LibreOffice_project/5e3e00a007d9b3b6efb6797a8b8e57b51ab1f737</meta:generator>
  </office:meta>
</office:document-meta>
</file>